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93e321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6516" officeooo:paragraph-rsid="0093e321"/>
    </style:style>
    <style:style style:name="P5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P6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P7" style:family="paragraph" style:parent-style-name="Standard">
      <style:text-properties officeooo:rsid="001e14a6" officeooo:paragraph-rsid="001e14a6"/>
    </style:style>
    <style:style style:name="P8" style:family="paragraph" style:parent-style-name="Standard">
      <style:text-properties officeooo:rsid="001e14a6" officeooo:paragraph-rsid="00206516"/>
    </style:style>
    <style:style style:name="P9" style:family="paragraph" style:parent-style-name="Standard">
      <style:text-properties officeooo:rsid="001e14a6" officeooo:paragraph-rsid="0051bbf0"/>
    </style:style>
    <style:style style:name="P10" style:family="paragraph" style:parent-style-name="Standard">
      <style:text-properties officeooo:rsid="001e14a6" officeooo:paragraph-rsid="008b41be"/>
    </style:style>
    <style:style style:name="P11" style:family="paragraph" style:parent-style-name="Standard">
      <style:text-properties officeooo:rsid="001e14a6" officeooo:paragraph-rsid="00a5ed9e"/>
    </style:style>
    <style:style style:name="P12" style:family="paragraph" style:parent-style-name="Table_20_Contents">
      <style:text-properties officeooo:rsid="00212c21" officeooo:paragraph-rsid="00212c21"/>
    </style:style>
    <style:style style:name="P13" style:family="paragraph" style:parent-style-name="Table_20_Contents">
      <style:text-properties officeooo:rsid="00240acc" officeooo:paragraph-rsid="00240acc"/>
    </style:style>
    <style:style style:name="P14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5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6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67fa4" officeooo:paragraph-rsid="0093e321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4ff51e" officeooo:paragraph-rsid="00a5ed9e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7725a5" officeooo:paragraph-rsid="00a5ed9e" style:font-weight-asian="bold" style:font-weight-complex="bold"/>
    </style:style>
    <style:style style:name="P22" style:family="paragraph" style:parent-style-name="Standard">
      <style:text-properties officeooo:rsid="00320ed7" officeooo:paragraph-rsid="007a6ebc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20ed7" officeooo:paragraph-rsid="009973c5"/>
    </style:style>
    <style:style style:name="P24" style:family="paragraph" style:parent-style-name="Standard">
      <style:text-properties officeooo:rsid="0051bbf0" officeooo:paragraph-rsid="008b41be"/>
    </style:style>
    <style:style style:name="P25" style:family="paragraph" style:parent-style-name="Standard">
      <style:text-properties officeooo:rsid="0051bbf0" officeooo:paragraph-rsid="00a5ed9e"/>
    </style:style>
    <style:style style:name="P26" style:family="paragraph" style:parent-style-name="Standard">
      <style:text-properties officeooo:rsid="00583d83" officeooo:paragraph-rsid="00583d83"/>
    </style:style>
    <style:style style:name="P27" style:family="paragraph" style:parent-style-name="Standard">
      <style:text-properties officeooo:rsid="00267fa4" officeooo:paragraph-rsid="0072cfb5"/>
    </style:style>
    <style:style style:name="P28" style:family="paragraph" style:parent-style-name="Standard">
      <style:text-properties officeooo:rsid="00267fa4" officeooo:paragraph-rsid="0093e321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43f06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267fa4" officeooo:paragraph-rsid="009973c5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267fa4" officeooo:paragraph-rsid="0098d9e9"/>
    </style:style>
    <style:style style:name="P33" style:family="paragraph" style:parent-style-name="Table_20_Contents">
      <style:text-properties officeooo:rsid="00762752" officeooo:paragraph-rsid="00762752"/>
    </style:style>
    <style:style style:name="P34" style:family="paragraph" style:parent-style-name="Table_20_Contents">
      <style:text-properties officeooo:rsid="0075ab86" officeooo:paragraph-rsid="00a5ed9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267fa4" officeooo:paragraph-rsid="0093e321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9973c5" style:font-style-asian="italic" style:font-style-complex="italic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0d90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d9e9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98d9e9" officeooo:paragraph-rsid="0098d9e9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d6909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e8193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9e8193"/>
    </style:style>
    <style:style style:name="P43" style:family="paragraph" style:parent-style-name="Standard">
      <style:paragraph-properties fo:margin-left="0.9846in" fo:margin-right="0in" fo:text-indent="0in" style:auto-text-indent="false"/>
      <style:text-properties officeooo:paragraph-rsid="009e8193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ee7c4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973c5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9973c5" officeooo:paragraph-rsid="009973c5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a09171" officeooo:paragraph-rsid="00a09171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a1b51c" officeooo:paragraph-rsid="00a1b51c"/>
    </style:style>
    <style:style style:name="P49" style:family="paragraph" style:parent-style-name="Standard">
      <style:text-properties officeooo:paragraph-rsid="00a5ed9e"/>
    </style:style>
    <style:style style:name="P50" style:family="paragraph" style:parent-style-name="Table_20_Contents">
      <style:text-properties officeooo:paragraph-rsid="00a5ed9e"/>
    </style:style>
    <style:style style:name="P51" style:family="paragraph" style:parent-style-name="Table_20_Contents">
      <style:text-properties officeooo:rsid="00851496" officeooo:paragraph-rsid="00a5ed9e"/>
    </style:style>
    <style:style style:name="P52" style:family="paragraph" style:parent-style-name="Standard" style:list-style-name="L1">
      <style:text-properties officeooo:rsid="00590ab2" officeooo:paragraph-rsid="00590ab2"/>
    </style:style>
    <style:style style:name="P53" style:family="paragraph" style:parent-style-name="Standard" style:list-style-name="L1">
      <style:text-properties officeooo:rsid="005af17e" officeooo:paragraph-rsid="005af17e"/>
    </style:style>
    <style:style style:name="P54" style:family="paragraph" style:parent-style-name="Standard" style:list-style-name="L2">
      <style:text-properties officeooo:paragraph-rsid="00561ef7"/>
    </style:style>
    <style:style style:name="P55" style:family="paragraph" style:parent-style-name="Standard" style:list-style-name="L2">
      <style:text-properties officeooo:rsid="00a3d9be" officeooo:paragraph-rsid="00a3d9be"/>
    </style:style>
    <style:style style:name="P56" style:family="paragraph" style:parent-style-name="Standard" style:list-style-name="L2">
      <style:text-properties officeooo:rsid="007fa83b" officeooo:paragraph-rsid="007fa83b"/>
    </style:style>
    <style:style style:name="P57" style:family="paragraph" style:parent-style-name="Standard" style:list-style-name="L2">
      <style:text-properties officeooo:rsid="00a40a7b" officeooo:paragraph-rsid="00a40a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939e0d" style:font-weight-asian="bold" style:font-weight-complex="bold"/>
    </style:style>
    <style:style style:name="T4" style:family="text">
      <style:text-properties fo:font-weight="bold" officeooo:rsid="00240acc" style:font-weight-asian="bold" style:font-weight-complex="bold"/>
    </style:style>
    <style:style style:name="T5" style:family="text">
      <style:text-properties fo:font-weight="bold" officeooo:rsid="005c6fb9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officeooo:rsid="0022ae94"/>
    </style:style>
    <style:style style:name="T8" style:family="text">
      <style:text-properties officeooo:rsid="00240acc"/>
    </style:style>
    <style:style style:name="T9" style:family="text">
      <style:text-properties officeooo:rsid="0027f8c1"/>
    </style:style>
    <style:style style:name="T10" style:family="text">
      <style:text-properties officeooo:rsid="002824da"/>
    </style:style>
    <style:style style:name="T11" style:family="text">
      <style:text-properties officeooo:rsid="002a5f3e"/>
    </style:style>
    <style:style style:name="T12" style:family="text">
      <style:text-properties officeooo:rsid="002bc085"/>
    </style:style>
    <style:style style:name="T13" style:family="text">
      <style:text-properties officeooo:rsid="002d28a1"/>
    </style:style>
    <style:style style:name="T14" style:family="text">
      <style:text-properties officeooo:rsid="0031aa3b"/>
    </style:style>
    <style:style style:name="T15" style:family="text">
      <style:text-properties officeooo:rsid="0051bbf0"/>
    </style:style>
    <style:style style:name="T16" style:family="text">
      <style:text-properties officeooo:rsid="0051eaef"/>
    </style:style>
    <style:style style:name="T17" style:family="text">
      <style:text-properties officeooo:rsid="005c6fb9"/>
    </style:style>
    <style:style style:name="T18" style:family="text">
      <style:text-properties officeooo:rsid="005e62ff"/>
    </style:style>
    <style:style style:name="T19" style:family="text">
      <style:text-properties officeooo:rsid="005e704c"/>
    </style:style>
    <style:style style:name="T20" style:family="text">
      <style:text-properties officeooo:rsid="00602cb2"/>
    </style:style>
    <style:style style:name="T21" style:family="text">
      <style:text-properties officeooo:rsid="0065ac71"/>
    </style:style>
    <style:style style:name="T22" style:family="text">
      <style:text-properties officeooo:rsid="0066ac7d"/>
    </style:style>
    <style:style style:name="T23" style:family="text">
      <style:text-properties officeooo:rsid="006ffd2c"/>
    </style:style>
    <style:style style:name="T24" style:family="text">
      <style:text-properties fo:font-weight="normal" officeooo:rsid="001edf93" style:font-weight-asian="normal" style:font-weight-complex="normal"/>
    </style:style>
    <style:style style:name="T25" style:family="text">
      <style:text-properties fo:font-weight="normal" officeooo:rsid="001e14a6" style:font-weight-asian="normal" style:font-weight-complex="normal"/>
    </style:style>
    <style:style style:name="T26" style:family="text">
      <style:text-properties fo:font-weight="normal" officeooo:rsid="005c6fb9" style:font-weight-asian="normal" style:font-weight-complex="normal"/>
    </style:style>
    <style:style style:name="T27" style:family="text">
      <style:text-properties fo:font-weight="normal" officeooo:rsid="0072cfb5" style:font-weight-asian="normal" style:font-weight-complex="normal"/>
    </style:style>
    <style:style style:name="T28" style:family="text">
      <style:text-properties fo:font-weight="normal" officeooo:rsid="00762752" style:font-weight-asian="normal" style:font-weight-complex="normal"/>
    </style:style>
    <style:style style:name="T29" style:family="text">
      <style:text-properties officeooo:rsid="0072cfb5"/>
    </style:style>
    <style:style style:name="T30" style:family="text">
      <style:text-properties officeooo:rsid="0072ee92"/>
    </style:style>
    <style:style style:name="T31" style:family="text">
      <style:text-properties officeooo:rsid="00762752"/>
    </style:style>
    <style:style style:name="T32" style:family="text">
      <style:text-properties officeooo:rsid="007a6ebc"/>
    </style:style>
    <style:style style:name="T33" style:family="text">
      <style:text-properties officeooo:rsid="0081292a"/>
    </style:style>
    <style:style style:name="T34" style:family="text">
      <style:text-properties officeooo:rsid="0082e64c"/>
    </style:style>
    <style:style style:name="T35" style:family="text">
      <style:text-properties officeooo:rsid="00849138"/>
    </style:style>
    <style:style style:name="T36" style:family="text">
      <style:text-properties officeooo:rsid="0089fb5a"/>
    </style:style>
    <style:style style:name="T37" style:family="text">
      <style:text-properties officeooo:rsid="0075ab86"/>
    </style:style>
    <style:style style:name="T38" style:family="text">
      <style:text-properties officeooo:rsid="00939e0d"/>
    </style:style>
    <style:style style:name="T39" style:family="text">
      <style:text-properties officeooo:rsid="007b7e23"/>
    </style:style>
    <style:style style:name="T40" style:family="text">
      <style:text-properties officeooo:rsid="008399fc"/>
    </style:style>
    <style:style style:name="T41" style:family="text">
      <style:text-properties officeooo:rsid="007e4a86"/>
    </style:style>
    <style:style style:name="T42" style:family="text">
      <style:text-properties officeooo:rsid="0098d9e9"/>
    </style:style>
    <style:style style:name="T43" style:family="text">
      <style:text-properties officeooo:rsid="009973c5"/>
    </style:style>
    <style:style style:name="T44" style:family="text">
      <style:text-properties officeooo:rsid="009e8193"/>
    </style:style>
    <style:style style:name="T45" style:family="text">
      <style:text-properties officeooo:rsid="009ee7c4"/>
    </style:style>
    <style:style style:name="T46" style:family="text">
      <style:text-properties officeooo:rsid="00a1b51c"/>
    </style:style>
    <style:style style:name="T4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98d9e9" style:font-style-asian="italic" style:font-weight-asian="normal" style:font-style-complex="italic" style:font-weight-complex="normal"/>
    </style:style>
    <style:style style:name="T49" style:family="text">
      <style:text-properties officeooo:rsid="00a3d9be"/>
    </style:style>
    <style:style style:name="T50" style:family="text">
      <style:text-properties officeooo:rsid="00a5ed9e"/>
    </style:style>
    <style:style style:name="T51" style:family="text">
      <style:text-properties officeooo:rsid="00851496"/>
    </style:style>
    <style:style style:name="T52" style:family="text">
      <style:text-properties officeooo:rsid="00a693f3"/>
    </style:style>
    <style:style style:name="T53" style:family="text">
      <style:text-properties officeooo:rsid="00a7af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4">Terminología Especializada en <text:span text:style-name="T35">Documentos de </text:span>Tecnología e Ingeniería</text:p>
          </table:table-cell>
        </table:table-row>
        <table:table-row>
          <table:table-cell table:style-name="Table1.A1" office:value-type="string">
            <text:p text:style-name="P12">Program <text:span text:style-name="T14">and </text:span><text:span text:style-name="T7">Track</text:span>:</text:p>
          </table:table-cell>
          <table:table-cell table:style-name="Table1.A1" office:value-type="string">
            <text:p text:style-name="P8"><text:span text:style-name="T8">I</text:span><text:span text:style-name="T4">nterpretación y Traduccíon: </text:span><text:span text:style-name="T5">6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13">Course ID:</text:p>
          </table:table-cell>
          <table:table-cell table:style-name="Table1.A1" office:value-type="string">
            <text:p text:style-name="P15">IT062<text:span text:style-name="T38">7</text:span></text:p>
          </table:table-cell>
        </table:table-row>
        <table:table-row>
          <table:table-cell table:style-name="Table1.A1" office:value-type="string">
            <text:p text:style-name="P33">Cohort <text:span text:style-name="T36">ID</text:span>:</text:p>
          </table:table-cell>
          <table:table-cell table:style-name="Table1.A1" office:value-type="string">
            <text:p text:style-name="P16">6A<text:span text:style-name="T36">2</text:span></text:p>
          </table:table-cell>
        </table:table-row>
      </table:table>
      <text:p text:style-name="P2"/>
      <text:p text:style-name="P17">Description</text:p>
      <text:p text:style-name="P27">This course, <text:span text:style-name="T29">which is </text:span><text:span text:style-name="T23">the complement to Course IT062</text:span><text:span text:style-name="T50">8</text:span><text:span text:style-name="T23"> </text:span><text:span text:style-name="T31">(</text:span><text:span text:style-name="T24">T</text:span><text:span text:style-name="T25">aller de Traducción </text:span><text:span text:style-name="T26">Ingeniería y Adelantos Tecnológicos</text:span><text:span text:style-name="T28">)</text:span><text:span text:style-name="T26">, </text:span><text:span text:style-name="T27">will focus on the specialized terminologies, acronyms, and jargon used </text:span><text:s/>in <text:span text:style-name="T29">selected</text:span> <text:span text:style-name="T17">engineering sciences</text:span><text:span text:style-name="T9"> </text:span><text:span text:style-name="T17">and in </text:span><text:span text:style-name="T18">the </text:span><text:span text:style-name="T19">broader </text:span><text:span text:style-name="T18">field of advanced technologies. <text:s/></text:span><text:span text:style-name="T11">The </text:span><text:span text:style-name="T12">professional </text:span><text:span text:style-name="T11">translational mapping tools </text:span><text:span text:style-name="T12">developed in this course will </text:span><text:span text:style-name="T13">be specific </text:span><text:span text:style-name="T12">to </text:span><text:span text:style-name="T11">Spanish and English translation</text:span><text:span text:style-name="T12">s.</text:span></text:p>
      <text:p text:style-name="P27"/>
      <text:p text:style-name="P28"><text:span text:style-name="T10">Major </text:span><text:span text:style-name="T13">elements of</text:span><text:span text:style-name="T10"> the course will include: </text:span></text:p>
      <text:p text:style-name="P29">I. <text:tab/>Foundations of Science and Engineering</text:p>
      <text:p text:style-name="P39">II. <text:tab/>Topics in Modern Science</text:p>
      <text:p text:style-name="P29">I<text:span text:style-name="T42">I</text:span>I.<text:tab/><text:span text:style-name="T43">Analysis, </text:span><text:span text:style-name="T49">Evaluation, </text:span><text:span text:style-name="T43">and </text:span>Translation of Research Papers <text:span text:style-name="T43">and Reviews</text:span></text:p>
      <text:p text:style-name="P29">I<text:span text:style-name="T42">V</text:span>. <text:tab/>Technology Futures in Mexico</text:p>
      <text:p text:style-name="P30">V. <text:tab/><text:span text:style-name="T41">Vocabulary </text:span><text:span text:style-name="T40">Building</text:span></text:p>
      <text:p text:style-name="P4"/>
      <text:p text:style-name="P3"/>
      <text:p text:style-name="P18">Scope <text:span text:style-name="T39">and General Sequence</text:span></text:p>
      <text:p text:style-name="P35">I. <text:s/>Foundations of Science and Engineering</text:p>
      <text:p text:style-name="P37">1. <text:span text:style-name="T44">The </text:span>Language <text:span text:style-name="T44">of Science and Engineering</text:span></text:p>
      <text:p text:style-name="P40">1.1 <text:span text:style-name="T34">History, </text:span><text:span text:style-name="T32">S</text:span><text:span text:style-name="T20">tructure </text:span><text:span text:style-name="T30">and </text:span><text:span text:style-name="T32">F</text:span><text:span text:style-name="T21">unction </text:span><text:span text:style-name="T30">of </text:span><text:span text:style-name="T32">L</text:span><text:span text:style-name="T30">anguage</text:span><text:span text:style-name="T52"> </text:span><text:span text:style-name="T53">i</text:span><text:span text:style-name="T52">n Science and Engineering</text:span></text:p>
      <text:p text:style-name="P41">1.2 <text:s/><text:span text:style-name="T34">Discipline-Specific Jargon: </text:span><text:span text:style-name="T44">Good and Bad</text:span></text:p>
      <text:p text:style-name="P41"/>
      <text:p text:style-name="P37">2. Mental Models and Heuristics</text:p>
      <text:p text:style-name="P42">2.1 Mental Models in Worldview and in Problem Solving</text:p>
      <text:p text:style-name="P42">2.2 <text:s/>The Evolution and Use of Heuristics</text:p>
      <text:p text:style-name="P42"/>
      <text:p text:style-name="P37">3. Fundamental <text:span text:style-name="T45">Concepts in Science and Engineering</text:span></text:p>
      <text:p text:style-name="P42">3.1 <text:s/>Conservation Laws</text:p>
      <text:p text:style-name="P42">3.2 <text:s/>Limitations of Mathematical Models</text:p>
      <text:p text:style-name="P43"><text:span text:style-name="T44">3.3 <text:s/></text:span>Principle of Computational Equivalence</text:p>
      <text:p text:style-name="P43"><text:span text:style-name="T44">3.4 <text:s/></text:span>Computational <text:span text:style-name="T44">I</text:span>rreducibility</text:p>
      <text:p text:style-name="P43"/>
      <text:p text:style-name="P37">4. Systems Analysis</text:p>
      <text:p text:style-name="P44">4.1 <text:s/>Definition of a System</text:p>
      <text:p text:style-name="P44">4.2 <text:s/>Elements and Relations</text:p>
      <text:p text:style-name="P44">4.2 <text:s/>Energy and Material Flows</text:p>
      <text:p text:style-name="P37"><text:tab/></text:p>
      <text:p text:style-name="P32"><text:span text:style-name="T47">I</text:span><text:span text:style-name="T48">I</text:span><text:span text:style-name="T47">. <text:s/></text:span><text:span text:style-name="T48">Topics in Modern </text:span><text:span text:style-name="T47">Science</text:span></text:p>
      <text:p text:style-name="P38"><text:span text:style-name="T42">1. </text:span>Information Theory</text:p>
      <text:p text:style-name="P44">1.1 <text:s/>Shannon’s Theory of Communication</text:p>
      <text:p text:style-name="P44">1.2 Entropy</text:p>
      <text:p text:style-name="P44"><text:soft-page-break/></text:p>
      <text:p text:style-name="P39">2. Agent-Based Modeling</text:p>
      <text:p text:style-name="P44">2.1 Object-Oriented Programming</text:p>
      <text:p text:style-name="P44">2.2 NetLogo</text:p>
      <text:p text:style-name="P44"/>
      <text:p text:style-name="P39">3. Complexity Theory</text:p>
      <text:p text:style-name="P44">3.1 Types of Complexity</text:p>
      <text:p text:style-name="P44">3.2 Analysis of Complexity</text:p>
      <text:p text:style-name="P44"/>
      <text:p text:style-name="P46">4. Machine Learning</text:p>
      <text:p text:style-name="P45">4.1 <text:s/>Perceptrons</text:p>
      <text:p text:style-name="P44">4.2 <text:s/>Neural Networks</text:p>
      <text:p text:style-name="P23"/>
      <text:p text:style-name="P36">I<text:span text:style-name="T42">I</text:span>I.<text:tab/><text:span text:style-name="T43">Analysis, </text:span><text:span text:style-name="T49">Evaluation, and </text:span>Translation of Research Papers <text:span text:style-name="T43">and Reviews</text:span></text:p>
      <text:p text:style-name="P47">1. <text:span text:style-name="T46">Research Papers in Selected Engineering Disciplines</text:span></text:p>
      <text:p text:style-name="P48">2. Reviews in Selected Scientific and Engineering Disciplines</text:p>
      <text:p text:style-name="P31"/>
      <text:p text:style-name="P36">I<text:span text:style-name="T42">V</text:span>. <text:tab/>Technology Futures in Mexico</text:p>
      <text:p text:style-name="P48">1. Semiconductor Engineering</text:p>
      <text:p text:style-name="P48">2. Battery Engineering</text:p>
      <text:p text:style-name="P48">3. Digital Design Engineering</text:p>
      <text:p text:style-name="P48">4. Additional Engineering Options</text:p>
      <text:p text:style-name="P31"/>
      <text:p text:style-name="P36">V. <text:tab/><text:span text:style-name="T41">Vocabulary </text:span><text:span text:style-name="T40">Building</text:span></text:p>
      <text:p text:style-name="P22"/>
      <text:p text:style-name="P22"/>
      <text:p text:style-name="P19">Expectations</text:p>
      <text:p text:style-name="P26">Students will be expected to:</text:p>
      <text:list xml:id="list3036997883" text:style-name="L1">
        <text:list-item>
          <text:p text:style-name="P52">Attend all classes on time</text:p>
        </text:list-item>
        <text:list-item>
          <text:p text:style-name="P52">Be prepared to take notes and access materials on-line</text:p>
        </text:list-item>
        <text:list-item>
          <text:p text:style-name="P52">Participate in all class activities, including discussions and presentations</text:p>
        </text:list-item>
        <text:list-item>
          <text:p text:style-name="P53">Complete all assignments, quizzes, and the final exam</text:p>
        </text:list-item>
      </text:list>
      <text:p text:style-name="P7"/>
      <text:p text:style-name="P19">Exit Criteria</text:p>
      <text:p text:style-name="P9"><text:span text:style-name="T15">Upon the successful completion of the course the student will </text:span><text:span text:style-name="T16">be able to:</text:span></text:p>
      <text:list xml:id="list189407777" text:style-name="L2">
        <text:list-item>
          <text:p text:style-name="P55">Demonstrate a basic knowledge of the foundations for traditional science and engineering</text:p>
        </text:list-item>
        <text:list-item>
          <text:p text:style-name="P55">Analyze and evaluate selected topics in modern science</text:p>
        </text:list-item>
        <text:list-item>
          <text:p text:style-name="P56">Analyze, <text:span text:style-name="T49">evaluate, and translate engineering and technology research papers and reviews</text:span></text:p>
        </text:list-item>
        <text:list-item>
          <text:p text:style-name="P57">Compare and contrast various technology futures in Mexico</text:p>
        </text:list-item>
        <text:list-item>
          <text:p text:style-name="P54"><text:span text:style-name="T33">Design, develop, and implement personal dictionaries for the translation of specialized terminology </text:span><text:span text:style-name="T22">in the engineering sciences</text:span></text:p>
        </text:list-item>
      </text:list>
      <text:p text:style-name="P7"/>
      <text:p text:style-name="P7"/>
      <text:p text:style-name="P7"/>
      <text:p text:style-name="P7"/>
      <text:p text:style-name="P10"><text:soft-page-break/></text:p>
      <text:p text:style-name="P24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0"><text:span text:style-name="T37">Interim </text:span>Evaluations <text:span text:style-name="T51">(Partials)</text:span>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20"/>
          </table:table-cell>
          <table:table-cell table:style-name="Table3.D1" office:value-type="string">
            <text:p text:style-name="P21">Final Grade</text:p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25">Daily Work and Participation<text:tab/></text:p>
          </table:table-cell>
          <table:table-cell table:style-name="Table3.A1" office:value-type="string">
            <text:p text:style-name="P34">10%</text:p>
          </table:table-cell>
          <table:table-cell table:style-name="Table3.A1" office:value-type="string">
            <text:p text:style-name="P50"/>
          </table:table-cell>
          <table:table-cell table:style-name="Table3.D1" office:value-type="string">
            <text:p text:style-name="P25"><text:span text:style-name="T51">1P</text:span><text:tab/></text:p>
          </table:table-cell>
          <table:table-cell table:style-name="Table3.A1" office:value-type="string">
            <text:p text:style-name="P34"><text:span text:style-name="T51">25 </text:span>%</text:p>
          </table:table-cell>
        </table:table-row>
        <table:table-row>
          <table:table-cell table:style-name="Table3.A1" office:value-type="string">
            <text:p text:style-name="P34">Homework</text:p>
          </table:table-cell>
          <table:table-cell table:style-name="Table3.A1" office:value-type="string">
            <text:p text:style-name="P34">60 %</text:p>
          </table:table-cell>
          <table:table-cell table:style-name="Table3.A1" office:value-type="string">
            <text:p text:style-name="P50"/>
          </table:table-cell>
          <table:table-cell table:style-name="Table3.D1" office:value-type="string">
            <text:p text:style-name="P51">2P</text:p>
          </table:table-cell>
          <table:table-cell table:style-name="Table3.A1" office:value-type="string">
            <text:p text:style-name="P34"><text:span text:style-name="T51">25</text:span> %</text:p>
          </table:table-cell>
        </table:table-row>
        <table:table-row>
          <table:table-cell table:style-name="Table3.A1" office:value-type="string">
            <text:p text:style-name="P34">Interim Exam</text:p>
          </table:table-cell>
          <table:table-cell table:style-name="Table3.A1" office:value-type="string">
            <text:p text:style-name="P34">30%</text:p>
          </table:table-cell>
          <table:table-cell table:style-name="Table3.A1" office:value-type="string">
            <text:p text:style-name="P50"/>
          </table:table-cell>
          <table:table-cell table:style-name="Table3.D1" office:value-type="string">
            <text:p text:style-name="P51">3P</text:p>
          </table:table-cell>
          <table:table-cell table:style-name="Table3.A1" office:value-type="string">
            <text:p text:style-name="P34"><text:span text:style-name="T51">25 </text:span>%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D1" office:value-type="string">
            <text:p text:style-name="P34">Final Exam</text:p>
          </table:table-cell>
          <table:table-cell table:style-name="Table3.A1" office:value-type="string">
            <text:p text:style-name="P34"><text:span text:style-name="T51">25</text:span> %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939e0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 <text:span text:style-name="MT1">IT062</text:span><text:span text:style-name="MT2">7</text:span></text:p>
        <text:p text:style-name="MP2">UTECA 25-3</text:p>
        <text:p text:style-name="MP3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1T21:50:01.907688902</dc:date>
    <meta:editing-duration>PT8H28M38S</meta:editing-duration>
    <meta:editing-cycles>97</meta:editing-cycles>
    <meta:generator>LibreOffice/7.3.7.2$Linux_X86_64 LibreOffice_project/30$Build-2</meta:generator>
    <meta:document-statistic meta:table-count="2" meta:image-count="1" meta:object-count="0" meta:page-count="3" meta:paragraph-count="88" meta:word-count="453" meta:character-count="3033" meta:non-whitespace-character-count="2649"/>
  </office:meta>
</office:document-meta>
</file>